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bold" officeooo:rsid="00197821" officeooo:paragraph-rsid="001b6b1f" style:font-weight-asian="bold" style:font-weight-complex="bold"/>
    </style:style>
    <style:style style:name="P5" style:family="paragraph" style:parent-style-name="Standard">
      <style:text-properties style:font-name="Arial" fo:font-size="14pt" fo:font-weight="bold" style:font-size-asian="14pt" style:font-weight-asian="bold" style:font-size-complex="14pt" style:font-weight-complex="bold"/>
    </style:style>
    <style:style style:name="P6" style:family="paragraph" style:parent-style-name="Standard">
      <style:text-properties style:font-name="Arial" officeooo:paragraph-rsid="0018f52b"/>
    </style:style>
    <style:style style:name="P7" style:family="paragraph" style:parent-style-name="Standard">
      <style:text-properties style:font-name="Arial" officeooo:paragraph-rsid="00197821"/>
    </style:style>
    <style:style style:name="P8" style:family="paragraph" style:parent-style-name="Standard">
      <style:text-properties style:font-name="Arial" officeooo:paragraph-rsid="001b6b1f"/>
    </style:style>
    <style:style style:name="P9" style:family="paragraph" style:parent-style-name="Standard">
      <style:text-properties style:font-name="Arial" officeooo:paragraph-rsid="001ecf46"/>
    </style:style>
    <style:style style:name="P10" style:family="paragraph" style:parent-style-name="Standard">
      <style:text-properties style:font-name="Arial" fo:font-size="11pt" officeooo:paragraph-rsid="002841da" style:font-size-asian="11pt" style:font-size-complex="11pt"/>
    </style:style>
    <style:style style:name="P11" style:family="paragraph" style:parent-style-name="Standard">
      <style:text-properties style:font-name="Arial" fo:font-size="11pt" style:font-size-asian="11pt" style:font-size-complex="11pt"/>
    </style:style>
    <style:style style:name="P12" style:family="paragraph" style:parent-style-name="Standard">
      <style:text-properties style:font-name="Arial" fo:font-size="12pt" style:font-size-asian="12pt" style:font-size-complex="12pt"/>
    </style:style>
    <style:style style:name="P13" style:family="paragraph" style:parent-style-name="Standard">
      <style:text-properties style:font-name="Arial" fo:font-size="12pt" fo:font-weight="bold" style:font-size-asian="12pt" style:font-weight-asian="bold" style:font-size-complex="12pt" style:font-weight-complex="bold"/>
    </style:style>
    <style:style style:name="P14" style:family="paragraph" style:parent-style-name="Standard">
      <style:text-properties style:font-name="Arial" fo:font-size="12pt" fo:font-weight="bold" officeooo:rsid="002b046b" officeooo:paragraph-rsid="002b046b"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6" style:family="paragraph" style:parent-style-name="Standard">
      <style:text-properties style:font-name="Arial" officeooo:paragraph-rsid="0037cd0d"/>
    </style:style>
    <style:style style:name="T1" style:family="text">
      <style:text-properties officeooo:rsid="0018f52b"/>
    </style:style>
    <style:style style:name="T2" style:family="text">
      <style:text-properties fo:font-size="11pt" fo:font-weight="normal" officeooo:rsid="0018f52b" style:font-size-asian="9.60000038146973pt" style:font-weight-asian="normal" style:font-size-complex="11pt" style:font-weight-complex="normal"/>
    </style:style>
    <style:style style:name="T3" style:family="text">
      <style:text-properties officeooo:rsid="001cfee5"/>
    </style:style>
    <style:style style:name="T4" style:family="text">
      <style:text-properties fo:font-weight="bold" style:font-weight-asian="bold" style:font-weight-complex="bold"/>
    </style:style>
    <style:style style:name="T5" style:family="text">
      <style:text-properties fo:font-weight="bold" officeooo:rsid="00197821" style:font-weight-asian="bold" style:font-weight-complex="bold"/>
    </style:style>
    <style:style style:name="T6" style:family="text">
      <style:text-properties fo:font-weight="bold" officeooo:rsid="001cfee5" style:font-weight-asian="bold" style:font-weight-complex="bold"/>
    </style:style>
    <style:style style:name="T7" style:family="text">
      <style:text-properties fo:font-weight="bold" officeooo:rsid="001d98eb" style:font-weight-asian="bold" style:font-weight-complex="bold"/>
    </style:style>
    <style:style style:name="T8" style:family="text">
      <style:text-properties fo:font-weight="bold" officeooo:rsid="001ecf46" style:font-weight-asian="bold" style:font-weight-complex="bold"/>
    </style:style>
    <style:style style:name="T9" style:family="text">
      <style:text-properties officeooo:rsid="001d98eb"/>
    </style:style>
    <style:style style:name="T10" style:family="text">
      <style:text-properties fo:font-size="12pt" officeooo:rsid="0018f52b" style:font-size-asian="12pt" style:font-size-complex="12pt"/>
    </style:style>
    <style:style style:name="T11" style:family="text">
      <style:text-properties fo:font-size="12pt" fo:font-weight="normal" officeooo:rsid="0018f52b"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oup Dynamics Evaluation Form</text:p>
      <text:p text:style-name="P1"/>
      <text:p text:style-name="P5">Meeting date:<text:tab/><text:span text:style-name="T2">May 05,2023</text:span></text:p>
      <text:p text:style-name="P5"/>
      <text:p text:style-name="P5">Your name:<text:tab/><text:span text:style-name="T10">Hamza Shahid</text:span></text:p>
      <text:p text:style-name="P5"/>
      <text:p text:style-name="P5">Directions</text:p>
      <text:p text:style-name="P1"/>
      <text:p text:style-name="P1">After each required group meeting, provide ethical critiques for both your group members and yourself. Rate each individual on his or her performance in the group. Justify the rating with specific examples. As you rate each member,</text:p>
      <text:p text:style-name="P1"/>
      <text:p text:style-name="P1">consider the following:</text:p>
      <text:p text:style-name="P1"/>
      <text:p text:style-name="P16">⚫ commitment to the group goal </text:p>
      <text:p text:style-name="P16"/>
      <text:p text:style-name="P16">⚫ fulfills individual assignments</text:p>
      <text:p text:style-name="P1"/>
      <text:p text:style-name="P1">⚫ manages interpersonal conflicts</text:p>
      <text:p text:style-name="P1"/>
      <text:p text:style-name="P1">⚫ encourages group participation</text:p>
      <text:p text:style-name="P1"/>
      <text:p text:style-name="P1">⚫helps keep the discussion on track</text:p>
      <text:p text:style-name="P1"/>
      <text:p text:style-name="P1"><text:span text:style-name="T4">Yourself</text:span>:<text:tab/><text:span text:style-name="T6">Hamza Shahid</text:span></text:p>
      <text:p text:style-name="P1"/>
      <text:p text:style-name="P1">Circle overall individual rating</text:p>
      <text:p text:style-name="P1"/>
      <text:p text:style-name="P6"><text:span text:style-name="T1">0<text:tab/>1<text:tab/>2<text:tab/>3<text:tab/>4<text:tab/>5<text:tab/>6<text:tab/>7</text:span></text:p>
      <text:p text:style-name="P1"/>
      <text:p text:style-name="P1">Tasks accomplished:</text:p>
      <text:p text:style-name="P1"/>
      <text:p text:style-name="P1">Tasks assigned:</text:p>
      <text:p text:style-name="P1"/>
      <text:p text:style-name="P1">Ethical critique:</text:p>
      <text:p text:style-name="P1"/>
      <text:p text:style-name="P1"/>
      <text:p text:style-name="P1"/>
      <text:p text:style-name="P7"><text:span text:style-name="T5">Group member:<text:tab/></text:span><text:span text:style-name="T6">Dilawar Khan</text:span></text:p>
      <text:p text:style-name="P7">Circle overall individual rating</text:p>
      <text:p text:style-name="P7"/>
      <text:p text:style-name="P7"><text:span text:style-name="T1">0<text:tab/>1<text:tab/>2<text:tab/>3<text:tab/>4<text:tab/>5<text:tab/>6<text:tab/>7</text:span></text:p>
      <text:p text:style-name="P7"/>
      <text:p text:style-name="P7">Tasks accomplished:</text:p>
      <text:p text:style-name="P7"/>
      <text:p text:style-name="P7">Tasks assigned:</text:p>
      <text:p text:style-name="P7"/>
      <text:p text:style-name="P7">Ethical critique:</text:p>
      <text:p text:style-name="P7"/>
      <text:p text:style-name="P7"/>
      <text:p text:style-name="P7"/>
      <text:p text:style-name="P7"><text:soft-page-break/></text:p>
      <text:p text:style-name="P8"/>
      <text:p text:style-name="P4">Group member:<text:tab/><text:span text:style-name="T9">Arslan</text:span></text:p>
      <text:p text:style-name="P8"/>
      <text:p text:style-name="P8">Circle overall individual rating</text:p>
      <text:p text:style-name="P8"/>
      <text:p text:style-name="P8"><text:span text:style-name="T1">0<text:tab/>1<text:tab/>2<text:tab/>3<text:tab/>4<text:tab/>5<text:tab/>6<text:tab/>7</text:span></text:p>
      <text:p text:style-name="P8"/>
      <text:p text:style-name="P8">Tasks accomplished:</text:p>
      <text:p text:style-name="P8"/>
      <text:p text:style-name="P8">Tasks assigned:</text:p>
      <text:p text:style-name="P8"/>
      <text:p text:style-name="P8">Ethical critique:</text:p>
      <text:p text:style-name="P8"/>
      <text:p text:style-name="P8"/>
      <text:p text:style-name="P8"/>
      <text:p text:style-name="P8"><text:span text:style-name="T5">Group member:<text:tab/></text:span><text:span text:style-name="T7">Zulfiqar Ahmed</text:span></text:p>
      <text:p text:style-name="P8"><text:span text:style-name="T5"/></text:p>
      <text:p text:style-name="P8">Circle overall individual rating</text:p>
      <text:p text:style-name="P8"/>
      <text:p text:style-name="P8"><text:span text:style-name="T1">0<text:tab/>1<text:tab/>2<text:tab/>3<text:tab/>4<text:tab/>5<text:tab/>6<text:tab/>7</text:span></text:p>
      <text:p text:style-name="P8"/>
      <text:p text:style-name="P8">Tasks accomplished:</text:p>
      <text:p text:style-name="P8"/>
      <text:p text:style-name="P8">Tasks assigned:</text:p>
      <text:p text:style-name="P8"/>
      <text:p text:style-name="P8">Ethical critique:</text:p>
      <text:p text:style-name="P8"/>
      <text:p text:style-name="P8"/>
      <text:p text:style-name="P7"/>
      <text:p text:style-name="P9"><text:span text:style-name="T5">Group member:<text:tab/></text:span><text:span text:style-name="T8">Aimal</text:span></text:p>
      <text:p text:style-name="P9"><text:span text:style-name="T5"/></text:p>
      <text:p text:style-name="P9">Circle overall individual rating</text:p>
      <text:p text:style-name="P9"/>
      <text:p text:style-name="P9"><text:span text:style-name="T1">0<text:tab/>1<text:tab/>2<text:tab/>3<text:tab/>4<text:tab/>5<text:tab/>6<text:tab/>7</text:span></text:p>
      <text:p text:style-name="P9"/>
      <text:p text:style-name="P9">Tasks accomplished:</text:p>
      <text:p text:style-name="P9"/>
      <text:p text:style-name="P9">Tasks assigned:</text:p>
      <text:p text:style-name="P9"/>
      <text:p text:style-name="P9">Ethical critiqu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3">Circle overall individual rating</text:p>
      <text:p text:style-name="P1"/>
      <text:p text:style-name="P10"><text:span text:style-name="T1">0<text:tab/>1<text:tab/>2<text:tab/>3<text:tab/>4<text:tab/>5<text:tab/>6<text:tab/>7</text:span></text:p>
      <text:p text:style-name="P11"/>
      <text:p text:style-name="P11">Tasks accomplished:</text:p>
      <text:p text:style-name="P11"/>
      <text:p text:style-name="P11">Tasks assigned:</text:p>
      <text:p text:style-name="P11"/>
      <text:p text:style-name="P11">Ethical critique:</text:p>
      <text:p text:style-name="P11"/>
      <text:p text:style-name="P11"/>
      <text:p text:style-name="P11"/>
      <text:p text:style-name="P15">GROUP PERFORMANCE CRITIQUE</text:p>
      <text:p text:style-name="P12"/>
      <text:p text:style-name="P13">Content:</text:p>
      <text:p text:style-name="P13"/>
      <text:p text:style-name="P13"/>
      <text:p text:style-name="P13"/>
      <text:p text:style-name="P13"/>
      <text:p text:style-name="P13"/>
      <text:p text:style-name="P14">Rating:</text:p>
      <text:p text:style-name="P14"/>
      <text:p text:style-name="P14"/>
      <text:p text:style-name="P14"/>
      <text:p text:style-name="P14"/>
      <text:p text:style-name="P13"/>
      <text:p text:style-name="P13">Structure:</text:p>
      <text:p text:style-name="P13"/>
      <text:p text:style-name="P13"/>
      <text:p text:style-name="P13"/>
      <text:p text:style-name="P13"/>
      <text:p text:style-name="P13"/>
      <text:p text:style-name="P13">Delivery:</text:p>
      <text:p text:style-name="P13"/>
      <text:p text:style-name="P13"/>
      <text:p text:style-name="P13"/>
      <text:p text:style-name="P13"/>
      <text:p text:style-name="P13"/>
      <text:p text:style-name="P13">Overall Com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2.2.2$Linux_X86_64 LibreOffice_project/20$Build-2</meta:generator>
    <dc:date>2023-05-05T11:37:38.821128227</dc:date>
    <meta:editing-duration>PT18M11S</meta:editing-duration>
    <meta:editing-cycles>22</meta:editing-cycles>
    <meta:document-statistic meta:table-count="0" meta:image-count="0" meta:object-count="0" meta:page-count="3" meta:paragraph-count="52" meta:word-count="211" meta:character-count="1286" meta:non-whitespace-character-count="1126"/>
  </office:meta>
</office:document-meta>
</file>